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P1" style:family="paragraph" style:parent-style-name="Standard">
      <style:text-properties style:font-name="Source Code Pro" fo:font-weight="normal" officeooo:rsid="000d9d56" officeooo:paragraph-rsid="000d9d56" style:font-weight-asian="normal" style:font-weight-complex="normal"/>
    </style:style>
    <style:style style:name="P2" style:family="paragraph" style:parent-style-name="Standard">
      <style:text-properties fo:color="#666666" loext:opacity="100%" style:font-name="Source Code Pro" fo:font-weight="bold" officeooo:rsid="00074fe0" officeooo:paragraph-rsid="00074fe0" style:font-weight-asian="bold" style:font-weight-complex="bold"/>
    </style:style>
    <style:style style:name="P3" style:family="paragraph" style:parent-style-name="Standard">
      <style:text-properties fo:color="#666666" loext:opacity="100%" style:font-name="Source Code Pro" officeooo:rsid="00074fe0" officeooo:paragraph-rsid="00074fe0"/>
    </style:style>
    <style:style style:name="P4" style:family="paragraph" style:parent-style-name="Standard">
      <style:text-properties fo:color="#666666" loext:opacity="100%" style:font-name="Source Code Pro" officeooo:rsid="000b0510" officeooo:paragraph-rsid="000b0510"/>
    </style:style>
    <style:style style:name="P5" style:family="paragraph" style:parent-style-name="Standard">
      <style:text-properties fo:color="#666666" loext:opacity="100%" style:font-name="Source Code Pro" officeooo:rsid="000cf604" officeooo:paragraph-rsid="000cf604"/>
    </style:style>
    <style:style style:name="P6" style:family="paragraph" style:parent-style-name="Standard">
      <style:text-properties fo:color="#666666" loext:opacity="100%" style:font-name="Source Code Pro" officeooo:paragraph-rsid="000cf604"/>
    </style:style>
    <style:style style:name="P7" style:family="paragraph" style:parent-style-name="Standard">
      <style:text-properties fo:color="#666666" loext:opacity="100%" style:font-name="Source Code Pro" officeooo:rsid="000cf604" officeooo:paragraph-rsid="000cf604" fo:background-color="transparent"/>
    </style:style>
    <style:style style:name="P8" style:family="paragraph" style:parent-style-name="Standard">
      <style:text-properties fo:color="#666666" loext:opacity="100%" style:font-name="Source Code Pro" fo:font-weight="normal" officeooo:rsid="000cf604" officeooo:paragraph-rsid="000cf604" style:font-weight-asian="normal" style:font-weight-complex="normal"/>
    </style:style>
    <style:style style:name="P9" style:family="paragraph" style:parent-style-name="Standard">
      <style:text-properties fo:color="#666666" loext:opacity="100%" style:font-name="Source Code Pro" fo:font-weight="normal" officeooo:rsid="000d9d56" officeooo:paragraph-rsid="000d9d56" style:font-weight-asian="normal" style:font-weight-complex="normal"/>
    </style:style>
    <style:style style:name="P10" style:family="paragraph" style:parent-style-name="Standard">
      <style:text-properties fo:color="#666666" loext:opacity="100%" style:font-name="Source Code Pro" fo:font-weight="normal" officeooo:rsid="000e1e80" officeooo:paragraph-rsid="000e1e80" style:font-weight-asian="normal" style:font-weight-complex="normal"/>
    </style:style>
    <style:style style:name="P11" style:family="paragraph" style:parent-style-name="Standard">
      <style:text-properties fo:color="#666666" loext:opacity="100%" style:font-name="Source Code Pro" fo:font-weight="normal" officeooo:rsid="001065e2" officeooo:paragraph-rsid="001065e2" style:font-weight-asian="normal" style:font-weight-complex="normal"/>
    </style:style>
    <style:style style:name="P12" style:family="paragraph" style:parent-style-name="Standard">
      <style:text-properties fo:color="#666666" loext:opacity="100%" style:font-name="Source Code Pro" fo:font-style="normal" fo:font-weight="normal" officeooo:rsid="001065e2" officeooo:paragraph-rsid="001065e2" style:font-style-asian="normal" style:font-weight-asian="normal" style:font-style-complex="normal" style:font-weight-complex="normal"/>
    </style:style>
    <style:style style:name="P13" style:family="paragraph" style:parent-style-name="Standard">
      <style:text-properties fo:color="#666666" loext:opacity="100%" style:font-name="Source Code Pro" fo:font-style="normal" fo:font-weight="normal" officeooo:rsid="00124e0d" officeooo:paragraph-rsid="00124e0d" style:font-style-asian="normal" style:font-weight-asian="normal" style:font-style-complex="normal" style:font-weight-complex="normal"/>
    </style:style>
    <style:style style:name="P14" style:family="paragraph" style:parent-style-name="Standard">
      <style:text-properties fo:color="#666666" loext:opacity="100%" style:font-name="Source Code Pro" fo:font-style="normal" fo:font-weight="normal" officeooo:rsid="001b2dcb" officeooo:paragraph-rsid="001b2dcb" style:font-style-asian="normal" style:font-weight-asian="normal" style:font-style-complex="normal" style:font-weight-complex="normal"/>
    </style:style>
    <style:style style:name="P15" style:family="paragraph" style:parent-style-name="Standard">
      <style:text-properties fo:color="#666666" loext:opacity="100%" style:font-name="Source Code Pro" fo:font-style="normal" fo:font-weight="normal" officeooo:rsid="001eda8d" officeooo:paragraph-rsid="001eda8d" style:font-style-asian="normal" style:font-weight-asian="normal" style:font-style-complex="normal" style:font-weight-complex="normal"/>
    </style:style>
    <style:style style:name="P16" style:family="paragraph" style:parent-style-name="Standard">
      <style:text-properties fo:color="#666666" loext:opacity="100%" style:font-name="Source Code Pro" fo:font-style="normal" fo:font-weight="normal" officeooo:rsid="00244c75" officeooo:paragraph-rsid="00244c75" style:font-style-asian="normal" style:font-weight-asian="normal" style:font-style-complex="normal" style:font-weight-complex="normal"/>
    </style:style>
    <style:style style:name="P17" style:family="paragraph" style:parent-style-name="Standard">
      <style:text-properties fo:color="#666666" loext:opacity="100%" style:font-name="Source Code Pro" fo:font-style="normal" fo:font-weight="normal" officeooo:rsid="00124e0d" officeooo:paragraph-rsid="00124e0d" fo:background-color="#ffff00" style:font-style-asian="normal" style:font-weight-asian="normal" style:font-style-complex="normal" style:font-weight-complex="normal"/>
    </style:style>
    <style:style style:name="P18" style:family="paragraph" style:parent-style-name="Standard">
      <style:text-properties fo:color="#666666" loext:opacity="100%" style:font-name="Source Code Pro" fo:font-style="normal" fo:font-weight="bold" officeooo:rsid="001eda8d" officeooo:paragraph-rsid="001eda8d" style:font-style-asian="normal" style:font-weight-asian="bold" style:font-style-complex="normal" style:font-weight-complex="bold"/>
    </style:style>
    <style:style style:name="P19" style:family="paragraph" style:parent-style-name="Standard">
      <style:text-properties fo:color="#000000" loext:opacity="100%" style:font-name="Source Code Pro" officeooo:paragraph-rsid="000cf604"/>
    </style:style>
    <style:style style:name="P20" style:family="paragraph" style:parent-style-name="Standard">
      <style:text-properties fo:color="#000000" loext:opacity="100%" style:font-name="Source Code Pro" officeooo:paragraph-rsid="000b0510"/>
    </style:style>
    <style:style style:name="P21" style:family="paragraph" style:parent-style-name="Standard">
      <style:text-properties fo:color="#000000" loext:opacity="100%" style:font-name="Source Code Pro" fo:font-weight="normal" officeooo:rsid="001065e2" officeooo:paragraph-rsid="001065e2" style:font-weight-asian="normal" style:font-weight-complex="normal"/>
    </style:style>
    <style:style style:name="P22" style:family="paragraph" style:parent-style-name="Standard">
      <style:text-properties fo:color="#000000" loext:opacity="100%" style:font-name="Source Code Pro" fo:font-style="normal" fo:font-weight="normal" officeooo:rsid="00124e0d" officeooo:paragraph-rsid="00124e0d" style:font-style-asian="normal" style:font-weight-asian="normal" style:font-style-complex="normal" style:font-weight-complex="normal"/>
    </style:style>
    <style:style style:name="P23" style:family="paragraph" style:parent-style-name="Standard">
      <style:paragraph-properties fo:break-before="page"/>
      <style:text-properties fo:color="#666666" loext:opacity="100%" style:font-name="Source Code Pro" fo:font-style="normal" fo:font-weight="bold" officeooo:rsid="00124e0d" officeooo:paragraph-rsid="00124e0d" style:font-style-asian="normal" style:font-weight-asian="bold" style:font-style-complex="normal" style:font-weight-complex="bold"/>
    </style:style>
    <style:style style:name="T1" style:family="text">
      <style:text-properties officeooo:rsid="000b0510"/>
    </style:style>
    <style:style style:name="T2" style:family="text">
      <style:text-properties officeooo:rsid="000b0510" fo:background-color="#ffff00" loext:char-shading-value="0"/>
    </style:style>
    <style:style style:name="T3" style:family="text">
      <style:text-properties fo:color="#666666" loext:opacity="100%"/>
    </style:style>
    <style:style style:name="T4" style:family="text">
      <style:text-properties fo:color="#000000" loext:opacity="100%"/>
    </style:style>
    <style:style style:name="T5" style:family="text">
      <style:text-properties fo:color="#000000" loext:opacity="100%" officeooo:rsid="000b0510"/>
    </style:style>
    <style:style style:name="T6" style:family="text">
      <style:text-properties officeooo:rsid="000e1e80"/>
    </style:style>
    <style:style style:name="T7" style:family="text">
      <style:text-properties officeooo:rsid="001065e2"/>
    </style:style>
    <style:style style:name="T8" style:family="text">
      <style:text-properties fo:font-style="italic" style:font-style-asian="italic" style:font-style-complex="italic"/>
    </style:style>
    <style:style style:name="T9" style:family="text">
      <style:text-properties officeooo:rsid="001b2dcb"/>
    </style:style>
    <style:style style:name="T10" style:family="text">
      <style:text-properties officeooo:rsid="001cf6c9"/>
    </style:style>
    <style:style style:name="T11" style:family="text">
      <style:text-properties officeooo:rsid="00244c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 set up Git:</text:p>
      <text:p text:style-name="P3"/>
      <text:p text:style-name="P4">These are the one time things you need to do, before you can use git:</text:p>
      <text:p text:style-name="P4">Install git.</text:p>
      <text:p text:style-name="P4"/>
      <text:p text:style-name="P4">verify git: <text:span text:style-name="T4">git –-version</text:span></text:p>
      <text:p text:style-name="P4"/>
      <text:p text:style-name="P5">Tell git about yourself:</text:p>
      <text:p text:style-name="P5"/>
      <text:p text:style-name="P19"><text:span text:style-name="T1">git config --global user.email "insert email here" </text:span></text:p>
      <text:p text:style-name="P6"><text:span text:style-name="T2">(note: write you email address within double quotes)</text:span></text:p>
      <text:p text:style-name="P6"><text:span text:style-name="T2"/></text:p>
      <text:p text:style-name="P6"><text:span text:style-name="T5">git config --global user.name "github-branch-test"</text:span><text:span text:style-name="T1"> </text:span></text:p>
      <text:p text:style-name="P6"><text:span text:style-name="T2">(note: write your name within double quotes) </text:span></text:p>
      <text:p text:style-name="P6"><text:span text:style-name="T2"/></text:p>
      <text:p text:style-name="P7"><text:span text:style-name="T1">L</text:span>et git autofill your credentials after first time:</text:p>
      <text:p text:style-name="P7"/>
      <text:p text:style-name="P20"><text:span text:style-name="T1">git config --global credential.helper store</text:span></text:p>
      <text:p text:style-name="P3"/>
      <text:p text:style-name="P2">To use Git:</text:p>
      <text:p text:style-name="P2"/>
      <text:p text:style-name="P8">These are the commands you will use on a regular basis. Git can do a few things for you. It can keep track of your work in a local folder. <text:s text:c="2"/>It can alo be used to sync your work to a remote repository. Github is a website which you can use a to host a repository. </text:p>
      <text:p text:style-name="P8"/>
      <text:p text:style-name="P9">There are many ways to get started, but we have got a repo with some code in already, so we can start with that.</text:p>
      <text:p text:style-name="P9"/>
      <text:p text:style-name="P9">To “download” the code use git clone</text:p>
      <text:p text:style-name="P9"/>
      <text:p text:style-name="P1"><text:span text:style-name="T4">git clone </text:span><text:a xlink:type="simple" xlink:href="https://github.com/alexander-neville/php_chatter.git" text:style-name="Internet_20_link" text:visited-style-name="Visited_20_Internet_20_Link">https://github.com/alexander-neville/php_chatter.git</text:a><text:span text:style-name="T3"> </text:span></text:p>
      <text:p text:style-name="P9"/>
      <text:p text:style-name="P9">This will create a directory called php_chatter wherever you execute the command. eg. put this in the document root of your webserver. </text:p>
      <text:p text:style-name="P9"/>
      <text:p text:style-name="P9">This may prompt you for a username and password first time.</text:p>
      <text:p text:style-name="P9"/>
      <text:p text:style-name="P9">Because we are working collaboratively <text:span text:style-name="T6">it is important that we do not <text:s/>tread on each other so we use a feature called branches. </text:span></text:p>
      <text:p text:style-name="P9"/>
      <text:p text:style-name="P10">There is a main branch and this is rock solid stable. When we work together, we need to ‘checkout another branch’ this basically copies the main branch. Once you are on a branch you can carry on as usual. <text:soft-page-break/>When the feature is ready, you can ‘merge’ back onto the main branch. <text:s/>Then you can start the process again. A project can have any number of branches. <text:span text:style-name="T7">This diagram shows roughly what I mean.</text:span></text:p>
      <text:p text:style-name="P11"/>
      <text:p text:style-name="P11">To do this: </text:p>
      <text:p text:style-name="P11"/>
      <text:p text:style-name="P11">We have just cloned the repo. Move to the directory. Then create a branch, in this case called <text:span text:style-name="T8">branch-name</text:span>:</text:p>
      <text:p text:style-name="P11"/>
      <text:p text:style-name="P21">git branch <text:span text:style-name="T8">branch-name</text:span> </text:p>
      <text:p text:style-name="P11"/>
      <text:p text:style-name="P11">Move onto the branch:</text:p>
      <text:p text:style-name="P11"/>
      <text:p text:style-name="P21">git checkout <text:span text:style-name="T8">branch-name</text:span></text:p>
      <text:p text:style-name="P11"><text:span text:style-name="T8"/></text:p>
      <text:p text:style-name="P12">At any time, you can type ‘git branch’ to tell you what branch you are on.</text:p>
      <text:p text:style-name="P12"/>
      <text:p text:style-name="P12">Now that you are on a branch you can start editing. Once you are happy with your progress, tell git! Use ‘git add’ to show git what you have done</text:p>
      <text:p text:style-name="P12"/>
      <text:p text:style-name="P22">git add . </text:p>
      <text:p text:style-name="P17">(note: ‘.’ means every file in the directory, or you can specify individual files after ‘git add’)</text:p>
      <text:p text:style-name="P13"/>
      <text:p text:style-name="P13">Now you can make a snapshot of your progress, called a ‘commit’. Commits are like a bookmark. You can always return to a commit at any time. You need to add a message to your commit so you can remember what you did.</text:p>
      <text:p text:style-name="P13"/>
      <text:p text:style-name="P22">git commit -m “message within double quotes”</text:p>
      <text:p text:style-name="P13"/>
      <text:p text:style-name="P13"/>
      <text:p text:style-name="P13">Having made commits, whenever you want to backup your progress so others can see it, we need to push it to the server. The remote repo is often refered to as origin.</text:p>
      <text:p text:style-name="P13"/>
      <text:p text:style-name="P22">git push origin <text:span text:style-name="T8">branch-name</text:span></text:p>
      <text:p text:style-name="P13"><text:span text:style-name="T8"/></text:p>
      <text:p text:style-name="P13">Substitute <text:span text:style-name="T8">branch-name</text:span> for the name of the branch you are on. This will push your work to the repo into a branch called whatever you like.</text:p>
      <text:p text:style-name="P13"/>
      <text:p text:style-name="P23">The Merging Process:</text:p>
      <text:p text:style-name="P13"/>
      <text:p text:style-name="P13">We are going to use the gui on github to manage this. When you are ready to put your feature on Main branch, follow the steps above and make sure your progress is available on github on a branch of Main. Then click ‘create pull request’ follow the steps, <text:span text:style-name="T9">but do not execute the merge. I promise to do this as well: Once you have created a pull request, let the other person know, so we can discuss the changes. This way we can resolve any file conflicts (hopefully this doesn’t happen, because I do not know how to resolve in git). When we have discussed the pull request we will execute the merge. </text:span></text:p>
      <text:p text:style-name="P13"/>
      <text:p text:style-name="P14">This is the whole git process. If you have <text:span text:style-name="T10">any questions, just ask. I have not used git collaboratively before this this is new to me as well : ) </text:span></text:p>
      <text:p text:style-name="P14"/>
      <text:p text:style-name="P18">Other git things:</text:p>
      <text:p text:style-name="P18"/>
      <text:p text:style-name="P15"><text:span text:style-name="T4">git status</text:span> is a useful command which will tell you which files have <text:span text:style-name="T11">been through ‘git add’</text:span></text:p>
      <text:p text:style-name="P15"/>
      <text:p text:style-name="P16"><text:span text:style-name="T4">git log</text:span> will list all of the recent commits and their code, so you can go back to a previous commit if you need to.</text:p>
      <text:p text:style-name="P16"/>
      <text:p text:style-name="P16"><text:span text:style-name="T4">git pull</text:span>, after you have cloned a repo and you know there are changes in the repo for your branch you can pull.</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9T19:03:47.003316786</meta:creation-date>
    <meta:generator>LibreOffice/7.0.4.2$Linux_X86_64 LibreOffice_project/00$Build-2</meta:generator>
    <dc:date>2021-01-19T21:41:07.206939193</dc:date>
    <meta:editing-duration>PT1H45M31S</meta:editing-duration>
    <meta:editing-cycles>9</meta:editing-cycles>
    <meta:document-statistic meta:table-count="0" meta:image-count="0" meta:object-count="0" meta:page-count="3" meta:paragraph-count="41" meta:word-count="720" meta:character-count="3842" meta:non-whitespace-character-count="3150"/>
  </office:meta>
</office:document-meta>
</file>